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olarization</text:p>
          </table:table-cell>
          <table:table-cell table:number-columns-repeated="3"/>
          <table:table-cell office:value-type="string" calcext:value-type="string">
            <text:p>interference</text:p>
          </table:table-cell>
          <table:table-cell office:value-type="string" calcext:value-type="string">
            <text:p>Max = 90</text:p>
          </table:table-cell>
          <table:table-cell table:number-columns-repeated="2"/>
          <table:table-cell office:value-type="string" calcext:value-type="string">
            <text:p>maikelson</text:p>
          </table:table-cell>
          <table:table-cell table:number-columns-repeated="3"/>
          <table:table-cell office:value-type="string" calcext:value-type="string">
            <text:p>I1 = 27</text:p>
          </table:table-cell>
          <table:table-cell office:value-type="string" calcext:value-type="string">
            <text:p>I2 = 39</text:p>
          </table:table-cell>
          <table:table-cell/>
          <table:table-cell office:value-type="string" calcext:value-type="string">
            <text:p>pane</text:p>
          </table:table-cell>
          <table:table-cell office:value-type="string" calcext:value-type="string">
            <text:p>H = 3.2mm</text:p>
          </table:table-cell>
        </table:table-row>
        <table:table-row table:style-name="ro1">
          <table:table-cell/>
          <table:table-cell office:value-type="string" calcext:value-type="string">
            <text:p>a, deg</text:p>
          </table:table-cell>
          <table:table-cell office:value-type="string" calcext:value-type="string">
            <text:p>I(v, uV)</text:p>
          </table:table-cell>
          <table:table-cell table:number-columns-repeated="2"/>
          <table:table-cell office:value-type="string" calcext:value-type="string">
            <text:p>x, mm</text:p>
          </table:table-cell>
          <table:table-cell office:value-type="string" calcext:value-type="string">
            <text:p>I(v, uV)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x, mm</text:p>
          </table:table-cell>
          <table:table-cell/>
          <table:table-cell office:value-type="string" calcext:value-type="string">
            <text:p>X, 0.01mm</text:p>
          </table:table-cell>
          <table:table-cell office:value-type="string" calcext:value-type="string">
            <text:p>I(v, uV)</text:p>
          </table:table-cell>
          <table:table-cell/>
          <table:table-cell office:value-type="string" calcext:value-type="string">
            <text:p>Max1 = 0</text:p>
          </table:table-cell>
          <table:table-cell office:value-type="string" calcext:value-type="string">
            <text:p>Max2 = 2m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-50" calcext:value-type="float">
            <text:p>-5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0" calcext:value-type="float">
            <text:p>-7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-90" calcext:value-type="float">
            <text:p>-9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-110" calcext:value-type="float">
            <text:p>-11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-130" calcext:value-type="float">
            <text:p>-13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.25" calcext:value-type="float">
            <text:p>1.25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-150" calcext:value-type="float">
            <text:p>-1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-170" calcext:value-type="float">
            <text:p>-17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.75" calcext:value-type="float">
            <text:p>1.75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-190" calcext:value-type="float">
            <text:p>-19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-210" calcext:value-type="float">
            <text:p>-21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.25" calcext:value-type="float">
            <text:p>2.25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-230" calcext:value-type="float">
            <text:p>-2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-250" calcext:value-type="float">
            <text:p>-25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.75" calcext:value-type="float">
            <text:p>2.75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-270" calcext:value-type="float">
            <text:p>-27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-290" calcext:value-type="float">
            <text:p>-29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310" calcext:value-type="float">
            <text:p>-3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330" calcext:value-type="float">
            <text:p>-3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350" calcext:value-type="float">
            <text:p>-3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9:40:28.585501076</meta:creation-date>
    <dc:date>2024-04-05T10:43:12.057257023</dc:date>
    <meta:editing-duration>PT13M49S</meta:editing-duration>
    <meta:editing-cycles>4</meta:editing-cycles>
    <meta:generator>LibreOffice/24.2.0.3$Linux_X86_64 LibreOffice_project/420$Build-3</meta:generator>
    <meta:document-statistic meta:table-count="1" meta:cell-count="126" meta:object-count="0"/>
  </office:meta>
</office:document-meta>
</file>